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Grande" svg:font-family="'Lucida Grande', 'Hiragino Kaku Gothic ProN', 'ヒラギノ角ゴ ProN W3', Meiryo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</style:style>
    <style:style style:name="P3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ucida Grande" fo:font-size="9pt" fo:letter-spacing="normal" fo:font-style="normal" fo:font-weight="normal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Text_20_body" style:list-style-name="L1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ucida Grande" fo:font-size="9pt" fo:letter-spacing="normal" fo:font-style="normal" fo:font-weight="normal"/>
    </style:style>
    <style:style style:name="P9" style:family="paragraph" style:parent-style-name="Preformatted_20_Text">
      <style:text-properties fo:color="#000000"/>
    </style:style>
    <style:style style:name="P10" style:family="paragraph" style:parent-style-name="Preformatted_20_Text">
      <style:paragraph-properties fo:margin-top="0cm" fo:margin-bottom="0.499cm"/>
    </style:style>
    <style:style style:name="T1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2" style:family="text">
      <style:text-properties fo:color="#000000"/>
    </style:style>
    <style:style style:name="T3" style:family="text">
      <style:text-properties fo:color="#008000"/>
    </style:style>
    <style:style style:name="T4" style:family="text">
      <style:text-properties fo:color="#0000ff"/>
    </style:style>
    <style:style style:name="T5" style:family="text">
      <style:text-properties fo:color="#4b0082"/>
    </style:style>
    <style:style style:name="T6" style:family="text">
      <style:text-properties fo:color="#000080"/>
    </style:style>
    <style:style style:name="T7" style:family="text">
      <style:text-properties fo:color="#ff0000"/>
    </style:style>
    <style:style style:name="T8" style:family="text">
      <style:text-properties fo:color="#708090"/>
    </style:style>
    <style:style style:name="T9" style:family="text">
      <style:text-properties fo:color="#569cd6"/>
    </style:style>
    <style:style style:name="T10" style:family="text">
      <style:text-properties fo:color="#569cd6" style:font-name="Consolas" fo:font-size="10.5pt" fo:font-weight="normal"/>
    </style:style>
    <style:style style:name="T11" style:family="text">
      <style:text-properties fo:color="#9cdcfe"/>
    </style:style>
    <style:style style:name="T12" style:family="text">
      <style:text-properties fo:color="#9cdcfe" style:font-name="Consolas" fo:font-size="10.5pt" fo:font-weight="normal"/>
    </style:style>
    <style:style style:name="T13" style:family="text">
      <style:text-properties fo:color="#dcdcaa"/>
    </style:style>
    <style:style style:name="T14" style:family="text">
      <style:text-properties fo:color="#dcdcaa" style:font-name="Consolas" fo:font-size="10.5pt" fo:font-weight="normal"/>
    </style:style>
    <style:style style:name="T15" style:family="text">
      <style:text-properties fo:color="#b5cea8"/>
    </style:style>
    <style:style style:name="T16" style:family="text">
      <style:text-properties fo:color="#b5cea8" style:font-name="Consolas" fo:font-size="10.5pt" fo:font-weight="normal"/>
    </style:style>
    <style:style style:name="T17" style:family="text">
      <style:text-properties style:font-name="Consolas" fo:font-size="10.5pt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PG Maker MV</text:p>
      <text:p text:style-name="Standard"/>
      <text:h text:style-name="Heading_20_1" text:outline-level="1">Sprache umstellen</text:h>
      <text:p text:style-name="Text_20_body">Datei bearbeiten, en für englisch:</text:p>
      <text:p text:style-name="Text_20_body">D:\Programs\steamapps\common\RPG Maker MV\Locale</text:p>
      <text:p text:style-name="Text_20_body"/>
      <text:h text:style-name="Heading_20_1" text:outline-level="1">Plugin Incompatibilities</text:h>
      <text:p text:style-name="Text_20_body">Had to disable HIME_EquipSlotsCore +HIME_EnemyEquips because problem with YEP_EquipCore:an eItemType is expected, not slotindex</text:p>
      <text:p text:style-name="P6"><text:span text:style-name="T9">var</text:span> <text:span text:style-name="T11">index</text:span> = <text:span text:style-name="T11">actor</text:span>.<text:span text:style-name="T13">equipSlots</text:span>().<text:span text:style-name="T13">indexOf</text:span>(<text:span text:style-name="T9">this</text:span>.<text:span text:style-name="T11">_params</text:span>[<text:span text:style-name="T15">1</text:span>]) + <text:span text:style-name="T15">1</text:span>;</text:p>
      <text:p text:style-name="P7">    <text:span text:style-name="T12">actor</text:span><text:span text:style-name="T17">.</text:span><text:span text:style-name="T14">changeEquipById</text:span><text:span text:style-name="T17">(</text:span><text:span text:style-name="T12">index</text:span><text:span text:style-name="T17">, </text:span><text:span text:style-name="T10">this</text:span><text:span text:style-name="T17">.</text:span><text:span text:style-name="T12">_params</text:span><text:span text:style-name="T17">[</text:span><text:span text:style-name="T16">2</text:span><text:span text:style-name="T17">]);</text:span></text:p>
      <text:p text:style-name="Text_20_body"/>
      <text:h text:style-name="Heading_20_1" text:outline-level="1">Region-Definition</text:h>
      <text:p text:style-name="Text_20_body">Common_event1 evaluates position of player and Region he is actually. Those are written to variables.</text:p>
      <text:p text:style-name="Text_20_body">Add an Parallel event in the map the checks variables and decide what to do.</text:p>
      <text:p text:style-name="Text_20_body"/>
      <text:p text:style-name="Standard">used in the game:</text:p>
      <text:p text:style-name="Standard"/>
      <text:p text:style-name="Standard">1<text:tab/>blocked for party *</text:p>
      <text:p text:style-name="Standard"/>
      <text:p text:style-name="Standard">32<text:tab/>force party to slow down *1</text:p>
      <text:p text:style-name="Standard"/>
      <text:p text:style-name="Standard"/>
      <text:p text:style-name="Standard">*1 <text:tab/>use stepback command</text:p>
      <text:p text:style-name="Standard">*32 <text:tab/>dont use setmoveRoute in an event, this would abort moveRoutes triggered by other events</text:p>
      <text:p text:style-name="Standard"><text:tab/>use script $gamePlayer.setMoveSpeed(1) instead and also only trigger if region changes</text:p>
      <text:p text:style-name="Standard"/>
      <text:h text:style-name="Heading_20_1" text:outline-level="1">Switches</text:h>
      <text:p text:style-name="Standard"/>
      <text:h text:style-name="Heading_20_1" text:outline-level="1">Text-Color</text:h>
      <text:p text:style-name="Standard">where is this defined ?</text:p>
      <text:p text:style-name="Standard"/>
      <text:p text:style-name="Standard">\C[0]<text:tab/>white<text:tab/><text:tab/><text:tab/>normal text</text:p>
      <text:p text:style-name="Standard">\C[1]<text:tab/>cyan</text:p>
      <text:p text:style-name="Standard">\C[2]<text:tab/>orange</text:p>
      <text:p text:style-name="Standard">\C[3]<text:tab/>light green</text:p>
      <text:p text:style-name="Standard">\C[4]<text:tab/>light blue<text:tab/><text:tab/>important text</text:p>
      <text:p text:style-name="Standard">\C[5]<text:tab/>light violett</text:p>
      <text:p text:style-name="Standard"><text:soft-page-break/>\C[6]<text:tab/>light yellow</text:p>
      <text:p text:style-name="Standard">\C[7]<text:tab/>dark yellow</text:p>
      <text:p text:style-name="Standard">\C[8]<text:tab/>gray</text:p>
      <text:p text:style-name="Standard">\C[9]<text:tab/>dark blue</text:p>
      <text:p text:style-name="Standard">\C[10]<text:tab/>red</text:p>
      <text:p text:style-name="Standard">\C[11]<text:tab/>green</text:p>
      <text:p text:style-name="Standard">\C[12]<text:tab/>blue</text:p>
      <text:p text:style-name="Standard">\C[13]<text:tab/>violatt</text:p>
      <text:p text:style-name="Standard">\C[14]<text:tab/>yellow</text:p>
      <text:p text:style-name="Standard"/>
      <text:h text:style-name="Heading_20_1" text:outline-level="1">self-Variables and CustomConditionalPages</text:h>
      <text:p text:style-name="Standard">Uses the plugins and </text:p>
      <text:p text:style-name="Standard"/>
      <text:p text:style-name="Standard">To not clutter global variables we can use variables local to event/map</text:p>
      <text:p text:style-name="Standard"/>
      <text:list xml:id="list1060457070214524714" text:style-name="L2">
        <text:list-item>
          <text:p text:style-name="P4">if you need to share data between events, add an empty event as a data holder (please add comments that describe the variables)</text:p>
        </text:list-item>
        <text:list-item>
          <text:p text:style-name="P4">now set the variable in one event f.e. As bitmask</text:p>
        </text:list-item>
      </text:list>
      <text:p text:style-name="Preformatted_20_Text"><text:span text:style-name="T2">◆</text:span><text:span text:style-name="T5">Script：</text:span><text:span text:style-name="T8">x = (this.get_self_variable("MAPSWITCH1",13) || 0) | 1</text:span></text:p>
      <text:p text:style-name="P10"><text:span text:style-name="T5"><text:tab/><text:tab/></text:span><text:span text:style-name="T8">this.set_self_variable("MAPSWITCH1", x, 13)</text:span></text:p>
      <text:list xml:id="list2001549507196844883" text:style-name="L3">
        <text:list-item>
          <text:p text:style-name="P5">in another event you can use it or build a customconditional to enable the eventpage:</text:p>
        </text:list-item>
      </text:list>
      <text:p text:style-name="Preformatted_20_Text"><text:span text:style-name="T2">◆</text:span><text:span text:style-name="T3">Comment：&lt;page condition&gt;</text:span></text:p>
      <text:p text:style-name="Preformatted_20_Text"><text:span text:style-name="T2">◆</text:span><text:span text:style-name="T4">If：Script：(this.get_self_variable("MAPSWITCH1",13) || 0)&amp;1&gt;0</text:span></text:p>
      <text:p text:style-name="Preformatted_20_Text"><text:span text:style-name="T2"><text:s text:c="2"/>◆</text:span><text:span text:style-name="T5">Plugin Command：</text:span><text:span text:style-name="T6">activate_page</text:span></text:p>
      <text:p text:style-name="P9"><text:s text:c="2"/>◆</text:p>
      <text:p text:style-name="Preformatted_20_Text"><text:span text:style-name="T2">：</text:span><text:span text:style-name="T4">End</text:span></text:p>
      <text:p text:style-name="Preformatted_20_Text"><text:span text:style-name="T2">◆</text:span><text:span text:style-name="T3">Comment：&lt;/page condition&gt;</text:span></text:p>
      <text:p text:style-name="P10"><text:span text:style-name="T2">◆</text:span><text:span text:style-name="T7">Control Self Switch：A = ON</text:span></text:p>
      <text:p text:style-name="Standard"/>
      <text:p text:style-name="Standard"/>
      <text:h text:style-name="Heading_20_1" text:outline-level="1">Character-Animations</text:h>
      <text:p text:style-name="Standard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5586807140229887484" text:style-name="L1">
        <text:list-item>
          <text:p text:style-name="P8">It is possible treat 1 character as 1 file by including "$" at the beginning of the file name.</text:p>
        </text:list-item>
        <text:list-item>
          <text:p text:style-name="P8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8">It is also possible to use the "$" and "!" special characters together.</text:p>
        </text:list-item>
      </text:list>
      <text:p text:style-name="P3"><text:soft-page-break/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Heading_20_1" text:outline-level="1">Animation Patterns (img/animations)</text:h>
      <text:p text:style-name="P2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Grande" svg:font-family="'Lucida Grande', 'Hiragino Kaku Gothic ProN', 'ヒラギノ角ゴ ProN W3', Meiryo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04T18:43:06.70</dc:date>
    <dc:creator>jk jk</dc:creator>
    <meta:editing-duration>PT8H3M21S</meta:editing-duration>
    <meta:editing-cycles>8</meta:editing-cycles>
    <meta:generator>OpenOffice/4.1.7$Win32 OpenOffice.org_project/417m1$Build-9800</meta:generator>
    <meta:document-statistic meta:table-count="0" meta:image-count="1" meta:object-count="0" meta:page-count="3" meta:paragraph-count="58" meta:word-count="537" meta:character-count="3216"/>
  </office:meta>
</office:document-meta>
</file>